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6.17mm"/>
    </style:style>
    <style:style style:name="co4" style:family="table-column">
      <style:table-column-properties fo:break-before="auto" style:column-width="140.49mm"/>
    </style:style>
    <style:style style:name="co5" style:family="table-column">
      <style:table-column-properties fo:break-before="auto" style:column-width="51.6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ro6" style:family="table-row">
      <style:table-row-properties style:row-height="27.5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9" table:default-cell-style-name="ce5"/>
        <table:table-row table:style-name="ro1">
          <table:table-cell table:style-name="Default"/>
          <table:table-cell table:style-name="ce11" office:value-type="string" calcext:value-type="string" table:number-columns-spanned="4" table:number-rows-spanned="1">
            <text:p>Test Carcasonne</text:p>
          </table:table-cell>
          <table:covered-table-cell table:number-columns-repeated="3"/>
          <table:table-cell table:style-name="ce2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</text:p>
          </table:table-cell>
          <table:table-cell table:style-name="ce16" office:value-type="string" calcext:value-type="string" table:number-columns-spanned="3" table:number-rows-spanned="1">
            <text:p>Uruchomienie gr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2</text:p>
          </table:table-cell>
          <table:table-cell table:style-name="ce16" office:value-type="string" calcext:value-type="string" table:number-columns-spanned="3" table:number-rows-spanned="1">
            <text:p>Zakończenie gry z poziomu ekranu startowego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Exit</text:span></text:p>
          </table:table-cell>
          <table:table-cell table:style-name="ce24" office:value-type="string" calcext:value-type="string">
            <text:p>Powrót do systemu operacyjnego</text:p>
          </table:table-cell>
          <table:table-cell table:style-name="ce24"/>
          <table:table-cell table:number-columns-repeated="1019"/>
        </table:table-row>
        <table:table-row table:style-name="ro2" table:number-rows-repeated="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</text:p>
          </table:table-cell>
          <table:table-cell table:style-name="ce16" office:value-type="string" calcext:value-type="string" table:number-columns-spanned="3" table:number-rows-spanned="1">
            <text:p>Rozpoczęcie nowej rozgrywki dla dwó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New Game</text:span></text:p>
          </table:table-cell>
          <table:table-cell table:style-name="ce24" office:value-type="string" calcext:value-type="string">
            <text:p>Widzimy ekran rozpoczęcia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liczby graczy: 2</text:p>
          </table:table-cell>
          <table:table-cell table:style-name="ce24" office:value-type="string" calcext:value-type="string">
            <text:p>Gra zostanie ustawiona dla dwóch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Podanie nazw graczy</text:p>
          </table:table-cell>
          <table:table-cell table:style-name="ce24" office:value-type="string" calcext:value-type="string">
            <text:p>Gra poprosi o nazw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ybranie koloru graczy</text:p>
          </table:table-cell>
          <table:table-cell table:style-name="ce24" office:value-type="string" calcext:value-type="string">
            <text:p>Gra poprosi o kolor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ciśnięcie przycisku <text:span text:style-name="T1">Play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4</text:p>
          </table:table-cell>
          <table:table-cell table:style-name="ce16" office:value-type="string" calcext:value-type="string" table:number-columns-spanned="3" table:number-rows-spanned="1">
            <text:p>Rozpoczęcie nowej rozgrywki dla trze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New Game</text:span></text:p>
          </table:table-cell>
          <table:table-cell table:style-name="ce24" office:value-type="string" calcext:value-type="string">
            <text:p>Widzimy ekran rozpoczęcia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liczby graczy: 3</text:p>
          </table:table-cell>
          <table:table-cell table:style-name="ce24" office:value-type="string" calcext:value-type="string">
            <text:p>Gra zostanie ustawiona dla trzech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Podanie nazw graczy</text:p>
          </table:table-cell>
          <table:table-cell table:style-name="ce24" office:value-type="string" calcext:value-type="string">
            <text:p>Gra poprosi o nazw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ybranie koloru graczy</text:p>
          </table:table-cell>
          <table:table-cell table:style-name="ce24" office:value-type="string" calcext:value-type="string">
            <text:p>Gra poprosi o kolor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ciśnięcie przycisku <text:span text:style-name="T1">Play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5</text:p>
          </table:table-cell>
          <table:table-cell table:style-name="ce16" office:value-type="string" calcext:value-type="string" table:number-columns-spanned="3" table:number-rows-spanned="1">
            <text:p>Rozpoczęcie nowej rozgrywki dla cztere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New Game</text:span></text:p>
          </table:table-cell>
          <table:table-cell table:style-name="ce24" office:value-type="string" calcext:value-type="string">
            <text:p>Widzimy ekran rozpoczęcia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liczby graczy: 4</text:p>
          </table:table-cell>
          <table:table-cell table:style-name="ce24" office:value-type="string" calcext:value-type="string">
            <text:p>Gra zostanie ustawiona dla czterech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Podanie nazw graczy</text:p>
          </table:table-cell>
          <table:table-cell table:style-name="ce24" office:value-type="string" calcext:value-type="string">
            <text:p>Gra poprosi o nazw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ybranie koloru graczy</text:p>
          </table:table-cell>
          <table:table-cell table:style-name="ce24" office:value-type="string" calcext:value-type="string">
            <text:p>Gra poprosi o kolor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ciśnięcie przycisku <text:span text:style-name="T1">Play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6</text:p>
          </table:table-cell>
          <table:table-cell table:style-name="ce16" office:value-type="string" calcext:value-type="string" table:number-columns-spanned="3" table:number-rows-spanned="1">
            <text:p>Rozpoczęcie nowej rozgrywki dla pięciu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New Game</text:span></text:p>
          </table:table-cell>
          <table:table-cell table:style-name="ce24" office:value-type="string" calcext:value-type="string">
            <text:p>Widzimy ekran rozpoczęcia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liczby graczy: 5</text:p>
          </table:table-cell>
          <table:table-cell table:style-name="ce24" office:value-type="string" calcext:value-type="string">
            <text:p>Gra zostanie ustawiona dla pięciu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Podanie nazw graczy</text:p>
          </table:table-cell>
          <table:table-cell table:style-name="ce24" office:value-type="string" calcext:value-type="string">
            <text:p>Gra poprosi o nazw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ybranie koloru graczy</text:p>
          </table:table-cell>
          <table:table-cell table:style-name="ce24" office:value-type="string" calcext:value-type="string">
            <text:p>Gra poprosi o kolory graczy i zapamięta je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ciśnięcie przycisku <text:span text:style-name="T1">Play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7</text:p>
          </table:table-cell>
          <table:table-cell table:style-name="ce16" office:value-type="string" calcext:value-type="string" table:number-columns-spanned="3" table:number-rows-spanned="1">
            <text:p>Wyświetlenie menu rozgrywki – klawisz escape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klawisza escape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8</text:p>
          </table:table-cell>
          <table:table-cell table:style-name="ce16" office:value-type="string" calcext:value-type="string" table:number-columns-spanned="3" table:number-rows-spanned="1">
            <text:p>Wyświetlenie menu rozgrywki – GU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Options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9</text:p>
          </table:table-cell>
          <table:table-cell table:style-name="ce16" office:value-type="string" calcext:value-type="string" table:number-columns-spanned="3" table:number-rows-spanned="1">
            <text:p>Zakończenie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<text:span text:style-name="T1">End Game</text:span>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ęcie przycisku YES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10</text:p>
          </table:table-cell>
          <table:table-cell table:style-name="ce16" office:value-type="string" calcext:value-type="string" table:number-columns-spanned="3" table:number-rows-spanned="1">
            <text:p>Zakończenie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9</text:span>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Exit</text:span></text:p>
          </table:table-cell>
          <table:table-cell table:style-name="ce24" office:value-type="string" calcext:value-type="string">
            <text:p>Powrót do systemu operacyjneg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1</text:p>
          </table:table-cell>
          <table:table-cell table:style-name="ce16" office:value-type="string" calcext:value-type="string" table:number-columns-spanned="3" table:number-rows-spanned="1">
            <text:p>Rezygnacja z zakończenia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<text:span text:style-name="T1">End Game</text:span>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ęcie przycisku NO</text:p>
          </table:table-cell>
          <table:table-cell table:style-name="ce24" office:value-type="string" calcext:value-type="string">
            <text:p>Wracamy do rozgrywki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2</text:p>
          </table:table-cell>
          <table:table-cell table:style-name="ce16" office:value-type="string" calcext:value-type="string" table:number-columns-spanned="3" table:number-rows-spanned="1">
            <text:p>Szybkie zapisanie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klawisza F5</text:p>
          </table:table-cell>
          <table:table-cell table:style-name="ce24" office:value-type="string" calcext:value-type="string">
            <text:p>Widzimy informację, że gra została zapisan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3</text:p>
          </table:table-cell>
          <table:table-cell table:style-name="ce16" office:value-type="string" calcext:value-type="string" table:number-columns-spanned="3" table:number-rows-spanned="1">
            <text:p>Szybkie wczytanie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12</text:span></text:p>
          </table:table-cell>
          <table:table-cell table:style-name="ce24" office:value-type="string" calcext:value-type="string">
            <text:p>Widzimy informację, że gra została zapisan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Gracz pierwszy kończy turę</text:p>
          </table:table-cell>
          <table:table-cell table:style-name="ce24" office:value-type="string" calcext:value-type="string">
            <text:p>Rozpoczyna się tura drugi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klawisza F7</text:p>
          </table:table-cell>
          <table:table-cell table:style-name="ce24" office:value-type="string" calcext:value-type="string">
            <text:p>Widzimy stan gry z momentu jej zapisania (tura pierwszego gracza).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4</text:p>
          </table:table-cell>
          <table:table-cell table:style-name="ce16" office:value-type="string" calcext:value-type="string" table:number-columns-spanned="3" table:number-rows-spanned="1">
            <text:p>Zapisanie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<text:span text:style-name="T1">Save</text:span></text:p>
          </table:table-cell>
          <table:table-cell table:style-name="ce24" office:value-type="string" calcext:value-type="string">
            <text:p>Widzimy okno dialogowe z możliwością wprowadzenia nazwy zapis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prowadzenie nazwy zapisu gry</text:p>
          </table:table-cell>
          <table:table-cell table:style-name="ce24" office:value-type="string" calcext:value-type="string">
            <text:p>Widzimy podaną nazwę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Save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5</text:p>
          </table:table-cell>
          <table:table-cell table:style-name="ce16" office:value-type="string" calcext:value-type="string" table:number-columns-spanned="3" table:number-rows-spanned="1">
            <text:p>Rezygnacja z zapisania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<text:span text:style-name="T1">Save</text:span></text:p>
          </table:table-cell>
          <table:table-cell table:style-name="ce24" office:value-type="string" calcext:value-type="string">
            <text:p>Widzimy okno dialogowe z możliwością nazwy zapis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ęcie przycisku <text:span text:style-name="T1">Cancel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6</text:p>
          </table:table-cell>
          <table:table-cell table:style-name="ce16" office:value-type="string" calcext:value-type="string" table:number-columns-spanned="3" table:number-rows-spanned="1">
            <text:p>Wczytanie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Load</text:p>
          </table:table-cell>
          <table:table-cell table:style-name="ce24" office:value-type="string" calcext:value-type="string">
            <text:p>Widzimy okno dialogowe z możliwością wczytania stan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właściwego zapisu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YES</text:p>
          </table:table-cell>
          <table:table-cell table:style-name="ce24" office:value-type="string" calcext:value-type="string">
            <text:p>Wczytanie wybranego stanu gr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7</text:p>
          </table:table-cell>
          <table:table-cell table:style-name="ce16" office:value-type="string" calcext:value-type="string" table:number-columns-spanned="3" table:number-rows-spanned="1">
            <text:p>Wczytanie stanu gry z poziomu ekranu startowego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Load</text:p>
          </table:table-cell>
          <table:table-cell table:style-name="ce24" office:value-type="string" calcext:value-type="string">
            <text:p>Widzimy okno dialogowe z możliwością wczytania stan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właściwego zapisu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YES</text:p>
          </table:table-cell>
          <table:table-cell table:style-name="ce24" office:value-type="string" calcext:value-type="string">
            <text:p>Wczytanie wybranego stanu gr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8</text:p>
          </table:table-cell>
          <table:table-cell table:style-name="ce16" office:value-type="string" calcext:value-type="string" table:number-columns-spanned="3" table:number-rows-spanned="1">
            <text:p>Rezygnacja z wczytywania stanu gry z poziomu ekranu startowego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Uruchomienie gry</text:p>
          </table:table-cell>
          <table:table-cell table:style-name="ce24" office:value-type="string" calcext:value-type="string">
            <text:p>Gra została uruchomiona – 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Load</text:p>
          </table:table-cell>
          <table:table-cell table:style-name="ce24" office:value-type="string" calcext:value-type="string">
            <text:p>Widzimy okno dialogowe z możliwością wczytania stan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właściwego zapisu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NO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19</text:p>
          </table:table-cell>
          <table:table-cell table:style-name="ce16" office:value-type="string" calcext:value-type="string" table:number-columns-spanned="3" table:number-rows-spanned="1">
            <text:p>Rezygnacja z wczytywania stanu gry z poziom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7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ecie przycisku Load</text:p>
          </table:table-cell>
          <table:table-cell table:style-name="ce24" office:value-type="string" calcext:value-type="string">
            <text:p>Widzimy okno dialogowe z możliwością wczytania stanu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branie właściwego zapisu</text:p>
          </table:table-cell>
          <table:table-cell table:style-name="ce24" office:value-type="string" calcext:value-type="string">
            <text:p>Widzimy okno dialogowe YES/NO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NO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0</text:p>
          </table:table-cell>
          <table:table-cell table:style-name="ce16" office:value-type="string" calcext:value-type="string" table:number-columns-spanned="3" table:number-rows-spanned="1">
            <text:p>Wyjście z menu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8</text:span></text:p>
          </table:table-cell>
          <table:table-cell table:style-name="ce24" office:value-type="string" calcext:value-type="string">
            <text:p>Widzimy menu rozgrywki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ciśnięcie przycisku <text:span text:style-name="T1">Return</text:span></text:p>
          </table:table-cell>
          <table:table-cell table:style-name="ce24" office:value-type="string" calcext:value-type="string">
            <text:p>Wracamy do rozgrywki</text:p>
          </table:table-cell>
          <table:table-cell table:style-name="ce24"/>
          <table:table-cell table:number-columns-repeated="1019"/>
        </table:table-row>
        <table:table-row table:style-name="ro2" table:number-rows-repeated="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1</text:p>
          </table:table-cell>
          <table:table-cell table:style-name="ce16" office:value-type="string" calcext:value-type="string" table:number-columns-spanned="3" table:number-rows-spanned="1">
            <text:p>Kontrola elementów GUI – dwó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eryfikacja nazw graczy</text:p>
          </table:table-cell>
          <table:table-cell table:style-name="ce24" office:value-type="string" calcext:value-type="string">
            <text:p>Poprawne nazw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kolorów graczy</text:p>
          </table:table-cell>
          <table:table-cell table:style-name="ce24" office:value-type="string" calcext:value-type="string">
            <text:p>Poprawne kolor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eryfikacja punktacji</text:p>
          </table:table-cell>
          <table:table-cell table:style-name="ce24" office:value-type="string" calcext:value-type="string">
            <text:p>Poprawna punktacja – wszyscy gracze posiadają 0 punktów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eryfikacja początkowego stanu</text:p>
          </table:table-cell>
          <table:table-cell table:style-name="ce24" office:value-type="string" calcext:value-type="string">
            <text:p>Płytka startowa na środku plans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eryfikacja wylosowanej płytki</text:p>
          </table:table-cell>
          <table:table-cell table:style-name="ce24" office:value-type="string" calcext:value-type="string">
            <text:p>Widzimy losową płytkę w GUI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2</text:p>
          </table:table-cell>
          <table:table-cell table:style-name="ce16" office:value-type="string" calcext:value-type="string" table:number-columns-spanned="3" table:number-rows-spanned="1">
            <text:p>Kontrola elementów GUI – trze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eryfikacja nazw graczy</text:p>
          </table:table-cell>
          <table:table-cell table:style-name="ce24" office:value-type="string" calcext:value-type="string">
            <text:p>Poprawne nazw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kolorów graczy</text:p>
          </table:table-cell>
          <table:table-cell table:style-name="ce24" office:value-type="string" calcext:value-type="string">
            <text:p>Poprawne kolor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eryfikacja punktacji</text:p>
          </table:table-cell>
          <table:table-cell table:style-name="ce24" office:value-type="string" calcext:value-type="string">
            <text:p>Poprawna punktacja – wszyscy gracze posiadają 0 punktów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eryfikacja początkowego stanu</text:p>
          </table:table-cell>
          <table:table-cell table:style-name="ce24" office:value-type="string" calcext:value-type="string">
            <text:p>Płytka startowa na środku plans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eryfikacja wylosowanej płytki</text:p>
          </table:table-cell>
          <table:table-cell table:style-name="ce24" office:value-type="string" calcext:value-type="string">
            <text:p>Widzimy losową płytkę w GUI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3</text:p>
          </table:table-cell>
          <table:table-cell table:style-name="ce16" office:value-type="string" calcext:value-type="string" table:number-columns-spanned="3" table:number-rows-spanned="1">
            <text:p>Kontrola elementów GUI – czterech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eryfikacja nazw graczy</text:p>
          </table:table-cell>
          <table:table-cell table:style-name="ce24" office:value-type="string" calcext:value-type="string">
            <text:p>Poprawne nazw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kolorów graczy</text:p>
          </table:table-cell>
          <table:table-cell table:style-name="ce24" office:value-type="string" calcext:value-type="string">
            <text:p>Poprawne kolor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eryfikacja punktacji</text:p>
          </table:table-cell>
          <table:table-cell table:style-name="ce24" office:value-type="string" calcext:value-type="string">
            <text:p>Poprawna punktacja – wszyscy gracze posiadają 0 punktów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eryfikacja początkowego stanu</text:p>
          </table:table-cell>
          <table:table-cell table:style-name="ce24" office:value-type="string" calcext:value-type="string">
            <text:p>Płytka startowa na środku plans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eryfikacja wylosowanej płytki</text:p>
          </table:table-cell>
          <table:table-cell table:style-name="ce24" office:value-type="string" calcext:value-type="string">
            <text:p>Widzimy losową płytkę w GUI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4</text:p>
          </table:table-cell>
          <table:table-cell table:style-name="ce16" office:value-type="string" calcext:value-type="string" table:number-columns-spanned="3" table:number-rows-spanned="1">
            <text:p>Kontrola elementów GUI – pięciu grac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eryfikacja nazw graczy</text:p>
          </table:table-cell>
          <table:table-cell table:style-name="ce24" office:value-type="string" calcext:value-type="string">
            <text:p>Poprawne nazw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kolorów graczy</text:p>
          </table:table-cell>
          <table:table-cell table:style-name="ce24" office:value-type="string" calcext:value-type="string">
            <text:p>Poprawne kolory grac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eryfikacja punktacji</text:p>
          </table:table-cell>
          <table:table-cell table:style-name="ce24" office:value-type="string" calcext:value-type="string">
            <text:p>Poprawna punktacja – wszyscy gracze posiadają 0 punktów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eryfikacja początkowego stanu</text:p>
          </table:table-cell>
          <table:table-cell table:style-name="ce24" office:value-type="string" calcext:value-type="string">
            <text:p>Płytka startowa na środku plansz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eryfikacja wylosowanej płytki</text:p>
          </table:table-cell>
          <table:table-cell table:style-name="ce24" office:value-type="string" calcext:value-type="string">
            <text:p>Widzimy losową płytkę w GUI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5</text:p>
          </table:table-cell>
          <table:table-cell table:style-name="ce16" office:value-type="string" calcext:value-type="string" table:number-columns-spanned="3" table:number-rows-spanned="1">
            <text:p>Wykonanie podstawowego poprawnego ruchu pierwsz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4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 table:number-rows-repeated="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6</text:p>
          </table:table-cell>
          <table:table-cell table:style-name="ce16" office:value-type="string" calcext:value-type="string" table:number-columns-spanned="3" table:number-rows-spanned="1">
            <text:p>Próba wykonania niepoprawnego ruchu pierwsz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4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róba umieszczenia płytki na planszy przez pierwszego</text:p>
            <text:p>Gracza wbrew 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7</text:p>
          </table:table-cell>
          <table:table-cell table:style-name="ce16" office:value-type="string" calcext:value-type="string" table:number-columns-spanned="3" table:number-rows-spanned="1">
            <text:p>Umieszczenie pionka na planszy przez pierwsz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4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9"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pierwsz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26"/>
          <table:table-cell table:style-name="ce9"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8</text:p>
          </table:table-cell>
          <table:table-cell table:style-name="ce16" office:value-type="string" calcext:value-type="string" table:number-columns-spanned="3" table:number-rows-spanned="1">
            <text:p>Próba umieszczenia pionka wbrew zasadom gry przez pierwsz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4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Próba umieszczenia pionka pierwszego gracza wbrew</text:p>
            <text:p>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3"/>
          <table:table-cell table:style-name="ce2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29</text:p>
          </table:table-cell>
          <table:table-cell table:style-name="ce16" office:value-type="string" calcext:value-type="string" table:number-columns-spanned="3" table:number-rows-spanned="1">
            <text:p>Wykonanie podstawowego poprawnego ruchu drug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5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drugiego gracza</text:p>
          </table:table-cell>
          <table:table-cell table:style-name="ce24" office:value-type="string" calcext:value-type="string">
            <text:p>Widzimy umieszczoną płytkę drugi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trzeci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0</text:p>
          </table:table-cell>
          <table:table-cell table:style-name="ce16" office:value-type="string" calcext:value-type="string" table:number-columns-spanned="3" table:number-rows-spanned="1">
            <text:p>Próba wykonania niepoprawnego ruchu drug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5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róba umieszczenia płytki na planszy przez drugiego</text:p>
            <text:p>Gracza wbrew 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1</text:p>
          </table:table-cell>
          <table:table-cell table:style-name="ce16" office:value-type="string" calcext:value-type="string" table:number-columns-spanned="3" table:number-rows-spanned="1">
            <text:p>Umieszczenie pionka na planszy przez drug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5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drugiego gracza</text:p>
          </table:table-cell>
          <table:table-cell table:style-name="ce24" office:value-type="string" calcext:value-type="string">
            <text:p>Widzimy umieszczoną płytkę drugi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drugi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26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trzeci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2</text:p>
          </table:table-cell>
          <table:table-cell table:style-name="ce16" office:value-type="string" calcext:value-type="string" table:number-columns-spanned="3" table:number-rows-spanned="1">
            <text:p>Próba umieszczenia pionka wbrew zasadom gry przez drug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5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drugiego gracza</text:p>
          </table:table-cell>
          <table:table-cell table:style-name="ce24" office:value-type="string" calcext:value-type="string">
            <text:p>Widzimy umieszczoną płytkę drugi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Próba umieszczenia pionka drugiego gracza wbrew</text:p>
            <text:p>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3</text:p>
          </table:table-cell>
          <table:table-cell table:style-name="ce16" office:value-type="string" calcext:value-type="string" table:number-columns-spanned="3" table:number-rows-spanned="1">
            <text:p>Wykonanie podstawowego poprawnego ruchu trzec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9</text:span></text:p>
          </table:table-cell>
          <table:table-cell table:style-name="ce24" office:value-type="string" calcext:value-type="string">
            <text:p>Widzimy ekran rozgrywki – tura trzeci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trzeciego gracza</text:p>
          </table:table-cell>
          <table:table-cell table:style-name="ce24" office:value-type="string" calcext:value-type="string">
            <text:p>Widzimy umieszczoną płytkę trzeci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czwart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4</text:p>
          </table:table-cell>
          <table:table-cell table:style-name="ce16" office:value-type="string" calcext:value-type="string" table:number-columns-spanned="3" table:number-rows-spanned="1">
            <text:p>Próba wykonania niepoprawnego ruchu trzec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9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róba umieszczenia płytki na planszy przez trzeciego</text:p>
            <text:p>Gracza wbrew 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5</text:p>
          </table:table-cell>
          <table:table-cell table:style-name="ce16" office:value-type="string" calcext:value-type="string" table:number-columns-spanned="3" table:number-rows-spanned="1">
            <text:p>Umieszczenie pionka na planszy przez trzec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9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<text:span text:style-name="T3">trzeciego</text:span> gracza</text:p>
          </table:table-cell>
          <table:table-cell table:style-name="ce24" office:value-type="string" calcext:value-type="string">
            <text:p>Widzimy umieszczoną płytkę <text:span text:style-name="T3">trzeciego</text:span>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trzeci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trzeciego gracza została zmniejszona o 1</text:p>
          </table:table-cell>
          <table:table-cell table:style-name="ce26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czwart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6</text:p>
          </table:table-cell>
          <table:table-cell table:style-name="ce16" office:value-type="string" calcext:value-type="string" table:number-columns-spanned="3" table:number-rows-spanned="1">
            <text:p>Próba umieszczenia pionka wbrew zasadom gry przez trzeci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29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trzeciego gracza</text:p>
          </table:table-cell>
          <table:table-cell table:style-name="ce24" office:value-type="string" calcext:value-type="string">
            <text:p>Widzimy umieszczoną płytkę trzeci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Próba umieszczenia pionka trzeciego gracza wbrew</text:p>
            <text:p>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7</text:p>
          </table:table-cell>
          <table:table-cell table:style-name="ce16" office:value-type="string" calcext:value-type="string" table:number-columns-spanned="3" table:number-rows-spanned="1">
            <text:p>Wykonanie podstawowego poprawnego ruchu czwar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3</text:span></text:p>
          </table:table-cell>
          <table:table-cell table:style-name="ce24" office:value-type="string" calcext:value-type="string">
            <text:p>Widzimy ekran rozgrywki – tura czwart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czwartego gracza</text:p>
          </table:table-cell>
          <table:table-cell table:style-name="ce24" office:value-type="string" calcext:value-type="string">
            <text:p>Widzimy umieszczoną płytkę czwart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ąt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8</text:p>
          </table:table-cell>
          <table:table-cell table:style-name="ce16" office:value-type="string" calcext:value-type="string" table:number-columns-spanned="3" table:number-rows-spanned="1">
            <text:p>Próba wykonania niepoprawnego ruchu czwar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3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róba umieszczenia płytki na planszy przez czwartego</text:p>
            <text:p>Gracza wbrew 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39</text:p>
          </table:table-cell>
          <table:table-cell table:style-name="ce16" office:value-type="string" calcext:value-type="string" table:number-columns-spanned="3" table:number-rows-spanned="1">
            <text:p>Umieszczenie pionka na planszy przez czwar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3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<text:span text:style-name="T3">czwartego</text:span> gracza</text:p>
          </table:table-cell>
          <table:table-cell table:style-name="ce24" office:value-type="string" calcext:value-type="string">
            <text:p>Widzimy umieszczoną płytkę <text:span text:style-name="T3">czwartego</text:span>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czwart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czwartego gracza została zmniejszona o 1</text:p>
          </table:table-cell>
          <table:table-cell table:style-name="ce26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ąt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0</text:p>
          </table:table-cell>
          <table:table-cell table:style-name="ce16" office:value-type="string" calcext:value-type="string" table:number-columns-spanned="3" table:number-rows-spanned="1">
            <text:p>Próba umieszczenia pionka wbrew zasadom gry przez czwar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3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czwartego gracza</text:p>
          </table:table-cell>
          <table:table-cell table:style-name="ce24" office:value-type="string" calcext:value-type="string">
            <text:p>Widzimy umieszczoną płytkę czwart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Próba umieszczenia pionka czwartego gracza wbrew</text:p>
            <text:p>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1</text:p>
          </table:table-cell>
          <table:table-cell table:style-name="ce16" office:value-type="string" calcext:value-type="string" table:number-columns-spanned="3" table:number-rows-spanned="1">
            <text:p>Wykonanie podstawowego poprawnego ruchu pią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7</text:span></text:p>
          </table:table-cell>
          <table:table-cell table:style-name="ce24" office:value-type="string" calcext:value-type="string">
            <text:p>Widzimy ekran rozgrywki – tura piąt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<text:span text:style-name="T3">piątego</text:span> gracza</text:p>
          </table:table-cell>
          <table:table-cell table:style-name="ce24" office:value-type="string" calcext:value-type="string">
            <text:p>Widzimy umieszczoną płytkę piąt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2</text:p>
          </table:table-cell>
          <table:table-cell table:style-name="ce16" office:value-type="string" calcext:value-type="string" table:number-columns-spanned="3" table:number-rows-spanned="1">
            <text:p>Próba wykonania niepoprawnego ruchu pią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7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róba umieszczenia płytki na planszy przez piątego</text:p>
            <text:p>Gracza wbrew 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eryfikacja przycisku <text:span text:style-name="T1">End Turn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3</text:p>
          </table:table-cell>
          <table:table-cell table:style-name="ce16" office:value-type="string" calcext:value-type="string" table:number-columns-spanned="3" table:number-rows-spanned="1">
            <text:p>Umieszczenie pionka na planszy przez pią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7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<text:span text:style-name="T3">piątego</text:span> gracza</text:p>
          </table:table-cell>
          <table:table-cell table:style-name="ce24" office:value-type="string" calcext:value-type="string">
            <text:p>Widzimy umieszczoną płytkę <text:span text:style-name="T3">piątego</text:span>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piąt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piątego gracza została zmniejszona o 1</text:p>
          </table:table-cell>
          <table:table-cell table:style-name="ce26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4</text:p>
          </table:table-cell>
          <table:table-cell table:style-name="ce16" office:value-type="string" calcext:value-type="string" table:number-columns-spanned="3" table:number-rows-spanned="1">
            <text:p>Próba umieszczenia pionka wbrew zasadom gry przez piątego gracza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37</text:span></text:p>
          </table:table-cell>
          <table:table-cell table:style-name="ce24" office:value-type="string" calcext:value-type="string">
            <text:p>Przycisk<text:span text:style-name="T1"> End Turn</text:span> nieaktywn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ątego gracza</text:p>
          </table:table-cell>
          <table:table-cell table:style-name="ce24" office:value-type="string" calcext:value-type="string">
            <text:p>Widzimy umieszczoną płytkę piątego gracza zgodnie z regułami gry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Próba umieszczenia pionka piątego gracza wbrew</text:p>
            <text:p>zasadom gry</text:p>
          </table:table-cell>
          <table:table-cell table:style-name="ce24" office:value-type="string" calcext:value-type="string">
            <text:p>Widzimy informację, że ruch jest niedozwolon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5</text:p>
          </table:table-cell>
          <table:table-cell table:style-name="ce16" office:value-type="string" calcext:value-type="string" table:number-columns-spanned="3" table:number-rows-spanned="1">
            <text:p>Wykonanie pełnej kolejki ruchów w rozgrywce dla dwóch graczy bez umieszczania pionków na plans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0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Umieszczenie płytki na planszy przez drugiego gracza</text:p>
          </table:table-cell>
          <table:table-cell table:style-name="ce24" office:value-type="string" calcext:value-type="string">
            <text:p>Widzimy umieszczoną płytkę drugiego gracza zgodnie z regułami gry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46</text:p>
          </table:table-cell>
          <table:table-cell table:style-name="ce16" office:value-type="string" calcext:value-type="string" table:number-columns-spanned="3" table:number-rows-spanned="1">
            <text:p>Wykonanie pełnej kolejki ruchów w rozgrywce dla dwóch graczy umieszczając pionki na plansz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03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Umieszczenie pionka pierwsz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Umieszczenie płytki na planszy przez drugiego gracza</text:p>
          </table:table-cell>
          <table:table-cell table:style-name="ce24" office:value-type="string" calcext:value-type="string">
            <text:p>Widzimy umieszczoną płytkę drugiego gracza zgodnie z regułami gry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Umieszczenie pionka drugiego gracza</text:p>
            <text:p>Zgodnie z zasadami gry</text:p>
          </table:table-cell>
          <table:table-cell table:style-name="ce26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7</text:p>
          </table:table-cell>
          <table:table-cell table:style-name="ce16" office:value-type="string" calcext:value-type="string" table:number-columns-spanned="3" table:number-rows-spanned="1">
            <text:p>Weryfikacja przekroczenia maksymalnej liczby siedmiu pionków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6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5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4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3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2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1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Wykonanie testu <text:span text:style-name="T2">TC_46</text:span></text:p>
          </table:table-cell>
          <table:table-cell table:style-name="ce24" office:value-type="string" calcext:value-type="string">
            <text:p>Liczba pionków pierwszego i drugiego gracza zmniejszona do 0</text:p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4">
          <table:table-cell/>
          <table:table-cell table:style-name="ce22" office:value-type="float" office:value="8" calcext:value-type="float">
            <text:p>8</text:p>
          </table:table-cell>
          <table:table-cell table:style-name="ce24" office:value-type="string" calcext:value-type="string">
            <text:p>Umieszczenie płytki na planszy przez pierwszego gracza</text:p>
          </table:table-cell>
          <table:table-cell table:style-name="ce24" office:value-type="string" calcext:value-type="string">
            <text:p>Widzimy umieszczoną płytkę pierwszego gracza zgodnie z regułami gry</text:p>
            <text:p>Brak możliwości umieszczenia kolejnego pionka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9" calcext:value-type="float">
            <text:p>9</text:p>
          </table:table-cell>
          <table:table-cell table:style-name="ce24" office:value-type="string" calcext:value-type="string">
            <text:p>Wciśniecie przycisku <text:span text:style-name="T1">End Turn</text:span></text:p>
          </table:table-cell>
          <table:table-cell table:style-name="ce24" office:value-type="string" calcext:value-type="string">
            <text:p>Widzimy ekran rozgrywki – tura drugiego gracza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48</text:p>
          </table:table-cell>
          <table:table-cell table:style-name="ce16" office:value-type="string" calcext:value-type="string" table:number-columns-spanned="3" table:number-rows-spanned="1">
            <text:p>Weryfikacja kontroli punktów w trakcie rozgrywki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5">
          <table:table-cell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24" office:value-type="string" calcext:value-type="string">
            <text:p>W trakcie rozgrywki liczba punktów poszczególnych graczy jest</text:p>
            <text:p>Zwiększana za każde ukończone miasto z rycerzem, każdą ukończoną</text:p>
            <text:p>drogę z rozbójnikiem oraz każdy ukończony klasztor z mnichem.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Zakończenie ostatniej tury</text:p>
          </table:table-cell>
          <table:table-cell table:style-name="ce24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Wciśniecie przycisku <text:span text:style-name="T1">Return to main screen</text:span>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TC_49</text:p>
          </table:table-cell>
          <table:table-cell table:style-name="ce16" office:value-type="string" calcext:value-type="string" table:number-columns-spanned="3" table:number-rows-spanned="1">
            <text:p>Weryfikacja kontroli zakończenia gry po wyczerpaniu wszystkich płytek – 72 tur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24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Return to main screen</text:span>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C_50</text:p>
          </table:table-cell>
          <table:table-cell table:style-name="ce16" office:value-type="string" calcext:value-type="string" table:number-columns-spanned="3" table:number-rows-spanned="1">
            <text:p>Weryfikacja kontroli punktów po wyczerpaniu wszystkich płytek – 72 tury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krok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oczekiwany wynik</text:p>
          </table:table-cell>
          <table:table-cell table:style-name="ce18" office:value-type="string" calcext:value-type="string">
            <text:p>wynik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24" office:value-type="string" calcext:value-type="string">
            <text:p>Widzimy ekran rozgrywki – tura pierwszego gracza</text:p>
          </table:table-cell>
          <table:table-cell table:style-name="ce24"/>
          <table:table-cell table:number-columns-repeated="1019"/>
        </table:table-row>
        <table:table-row table:style-name="ro6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24" office:value-type="string" calcext:value-type="string">
            <text:p>Widzimy informację, że gra została zakończona.</text:p>
            <text:p>Liczba punktów wszystkich graczy jest odpowiednio zwiększana.</text:p>
            <text:p>Punkty przyznawane są zgodnie z zasadami gry za niedokończone</text:p>
            <text:p>miasta, drogi i klasztory oraz ukończone miasta w zasięgu rolników.</text:p>
            <text:p>Tabela wyników jest zgodna z zasadami gry, poniżej widzimy</text:p>
            <text:p>przycisk <text:span text:style-name="T1">Return to main screen</text:span>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Wciśniecie przycisku <text:span text:style-name="T1">Return to main screen</text:span></text:p>
          </table:table-cell>
          <table:table-cell table:style-name="ce24" office:value-type="string" calcext:value-type="string">
            <text:p>Widzimy ekran startowy</text:p>
          </table:table-cell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13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024">
          <table:table-cell table:number-columns-repeated="1024"/>
        </table:table-row>
        <table:table-row table:style-name="ro7" table:number-rows-repeated="9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2" table:style-name="ta1">
        <table:table-column table:style-name="co2" table:default-cell-style-name="ce15"/>
        <table:table-column table:style-name="co2" table:number-columns-repeated="3" table:default-cell-style-name="ce10"/>
        <table:table-row table:style-name="ro2">
          <table:table-cell table:style-name="ce29" office:value-type="string" calcext:value-type="string">
            <text:p>id</text:p>
          </table:table-cell>
          <table:table-cell table:style-name="ce29" office:value-type="string" calcext:value-type="string" table:number-columns-spanned="3" table:number-rows-spanned="1">
            <text:p>title</text:p>
          </table:table-cell>
          <table:covered-table-cell table:number-columns-repeated="2" table:style-name="ce6"/>
        </table:table-row>
        <table:table-row table:style-name="ro2"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result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"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.00.0000</text:date>, <text:time style:data-style-name="N2" text:time-value="21:40:20.6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3:05.548000000</meta:creation-date>
    <dc:date>2018-02-16T21:41:33.484000000</dc:date>
    <meta:editing-duration>PT2H54M57S</meta:editing-duration>
    <meta:editing-cycles>40</meta:editing-cycles>
    <meta:generator>LibreOffice/5.4.3.2$Windows_x86 LibreOffice_project/92a7159f7e4af62137622921e809f8546db437e5</meta:generator>
    <meta:document-statistic meta:table-count="2" meta:cell-count="897" meta:object-count="0"/>
  </office:meta>
</office:document-meta>
</file>